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7" style:family="paragraph" style:parent-style-name="Footnote">
      <style:paragraph-properties fo:text-align="justify" style:justify-single-word="false"/>
    </style:style>
    <style:style style:name="P8" style:family="paragraph" style:parent-style-name="Footnote">
      <style:paragraph-properties fo:text-align="justify" style:justify-single-word="false"/>
      <style:text-properties fo:font-style="italic" style:font-style-asian="italic" style:font-style-complex="italic"/>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 paradoja de Russell</text:p>
      <text:p text:style-name="P3">Guillermo Lengemann, C.I 24.656.624</text:p>
      <text:p text:style-name="P1"/>
      <text:p text:style-name="P1">Antecedentes</text:p>
      <text:p text:style-name="P1"/>
      <text:p text:style-name="P4">En 1901 enmarcado en el proyecto logicista de deducción de las matemáticas a partir de la lógica Russell se encuentra con la paradoja de George Cantor (1845-1918), sobre la cardinalidad de la clase de todos los conjuntos<text:note text:id="ftn1" text:note-class="footnote"><text:note-citation>1</text:note-citation><text:note-body><text:p text:style-name="Footnote">Un conjunto es una lista, colección o clase de elementos bien definidos como: números, personas, letras, países, ríos, novias, etc. Se llaman elementos a los miembros de un conjunto.</text:p></text:note-body></text:note> (el conjunto de todos los conjuntos<text:note text:id="ftn2" text:note-class="footnote"><text:note-citation>2</text:note-citation><text:note-body><text:p text:style-name="P7">Para no decir conjunto del conjunto, se acostumbra a decir clase del conjunto o con menos regularidad familia de conjuntos.</text:p></text:note-body></text:note>).</text:p>
      <text:p text:style-name="P4"/>
      <text:p text:style-name="P2">Teorema de Cantor</text:p>
      <text:p text:style-name="P2"/>
      <text:p text:style-name="P4">El conjunto potencia de cualquier conjunto A tiene una cardinalidad estrictamente mayor que la cardinalidad del propio A.</text:p>
      <text:p text:style-name="P4"/>
      <text:p text:style-name="P2">Paradoja de Cantor</text:p>
      <text:p text:style-name="P4"/>
      <text:p text:style-name="P4">Tenemos a C como el conjunto de todos los conjuntos. Entonces, todo subconjunto de C es asimismo un elemento de C, luego el conjunto potencia<text:note text:id="ftn3" text:note-class="footnote"><text:note-citation>3</text:note-citation><text:note-body><text:p text:style-name="Footnote">El conjunto potencia es la familia de todos los subconjuntos de un conjunto S, se llama conjunto potencia de S y se denota <draw:frame draw:style-name="fr1" draw:name="Objeto7" text:anchor-type="as-char" svg:y="-0.437cm" svg:width="0.559cm" svg:height="0.529cm" draw:z-index="1"><draw:object xlink:href="./Object 7" xlink:type="simple" xlink:show="embed" xlink:actuate="onLoad"/><draw:image xlink:href="./ObjectReplacements/Object 7" xlink:type="simple" xlink:show="embed" xlink:actuate="onLoad"/></draw:frame>. Ejemplo, dado el conjunto M, <draw:frame draw:style-name="fr1" draw:name="Objeto8" text:anchor-type="as-char" svg:y="-0.377cm" svg:width="1.953cm" svg:height="0.494cm" draw:z-index="3"><draw:object xlink:href="./Object 8" xlink:type="simple" xlink:show="embed" xlink:actuate="onLoad"/><draw:image xlink:href="./ObjectReplacements/Object 8" xlink:type="simple" xlink:show="embed" xlink:actuate="onLoad"/><svg:desc>fórmula</svg:desc></draw:frame>entonces<draw:frame draw:style-name="fr1" draw:name="Objeto9" text:anchor-type="as-char" svg:y="-0.437cm" svg:width="4.297cm" svg:height="0.554cm" draw:z-index="8"><draw:object xlink:href="./Object 9" xlink:type="simple" xlink:show="embed" xlink:actuate="onLoad"/><draw:image xlink:href="./ObjectReplacements/Object 9" xlink:type="simple" xlink:show="embed" xlink:actuate="onLoad"/><svg:desc>fórmula</svg:desc></draw:frame>o dado el conjunto T, <draw:frame draw:style-name="fr1" draw:name="Objeto10" text:anchor-type="as-char" svg:y="-0.377cm" svg:width="2.088cm" svg:height="0.494cm" draw:z-index="9"><draw:object xlink:href="./Object 10" xlink:type="simple" xlink:show="embed" xlink:actuate="onLoad"/><draw:image xlink:href="./ObjectReplacements/Object 10" xlink:type="simple" xlink:show="embed" xlink:actuate="onLoad"/><svg:desc>fórmula</svg:desc></draw:frame>entonces<draw:frame draw:style-name="fr1" draw:name="Objeto11" text:anchor-type="as-char" svg:y="-0.437cm" svg:width="6.909cm" svg:height="0.554cm" draw:z-index="10"><draw:object xlink:href="./Object 11" xlink:type="simple" xlink:show="embed" xlink:actuate="onLoad"/><draw:image xlink:href="./ObjectReplacements/Object 11" xlink:type="simple" xlink:show="embed" xlink:actuate="onLoad"/><svg:desc>fórmula</svg:desc></draw:frame>. Se incluye el conjunto vacío, <draw:frame draw:style-name="fr1" draw:name="Objeto12" text:anchor-type="as-char" svg:y="-0.339cm" svg:width="0.572cm" svg:height="0.423cm" draw:z-index="11"><draw:object xlink:href="./Object 12" xlink:type="simple" xlink:show="embed" xlink:actuate="onLoad"/><draw:image xlink:href="./ObjectReplacements/Object 12" xlink:type="simple" xlink:show="embed" xlink:actuate="onLoad"/></draw:frame>, el conjunto vacío es una conjunto que carece de elementos, también se puede llamar conjunto nulo. </text:p></text:note-body></text:note> de C es un subconjunto de C, es decir:</text:p>
      <text:p text:style-name="P4"/>
      <text:p text:style-name="P4"><draw:frame draw:style-name="fr1" draw:name="Objeto3" text:anchor-type="as-char" svg:y="-0.437cm" svg:width="1.258cm" svg:height="0.527cm" draw:z-index="4"><draw:object xlink:href="./Object 3" xlink:type="simple" xlink:show="embed" xlink:actuate="onLoad"/><draw:image xlink:href="./ObjectReplacements/Object 3" xlink:type="simple" xlink:show="embed" xlink:actuate="onLoad"/></draw:frame><text:note text:id="ftn4" text:note-class="footnote"><text:note-citation>4</text:note-citation><text:note-body><text:p text:style-name="Footnote">Si todo elemento de un conjunto A es también elemento de un conjunto B, entonces, se dice que A es un subconjunto de B. Más claro; A es un subconjunto de B si <draw:frame draw:style-name="fr1" draw:name="Objeto4" text:anchor-type="as-char" svg:y="-0.377cm" svg:width="1.09cm" svg:height="0.467cm" draw:z-index="5"><draw:object xlink:href="./Object 4" xlink:type="simple" xlink:show="embed" xlink:actuate="onLoad"/><draw:image xlink:href="./ObjectReplacements/Object 4" xlink:type="simple" xlink:show="embed" xlink:actuate="onLoad"/></draw:frame>implica <draw:frame draw:style-name="fr1" draw:name="Objeto5" text:anchor-type="as-char" svg:y="-0.377cm" svg:width="1.055cm" svg:height="0.469cm" draw:z-index="6"><draw:object xlink:href="./Object 5" xlink:type="simple" xlink:show="embed" xlink:actuate="onLoad"/><draw:image xlink:href="./ObjectReplacements/Object 5" xlink:type="simple" xlink:show="embed" xlink:actuate="onLoad"/><svg:desc>fórmula</svg:desc></draw:frame>y se denota <draw:frame draw:style-name="fr1" draw:name="Objeto6" text:anchor-type="as-char" svg:y="-0.377cm" svg:width="1.168cm" svg:height="0.469cm" draw:z-index="7"><draw:object xlink:href="./Object 6" xlink:type="simple" xlink:show="embed" xlink:actuate="onLoad"/><draw:image xlink:href="./ObjectReplacements/Object 6" xlink:type="simple" xlink:show="embed" xlink:actuate="onLoad"/><svg:desc>fórmula</svg:desc></draw:frame>, se puede leer como <text:span text:style-name="T1">A esta contenido en B</text:span><text:span text:style-name="T3">. En lenguaje formalizado se expresa </text:span><text:span text:style-name="T3"><draw:frame draw:style-name="fr1" draw:name="Objeto13" text:anchor-type="as-char" svg:y="-0.377cm" svg:width="1.166cm" svg:height="0.467cm" draw:z-index="12"><draw:object xlink:href="./Object 13" xlink:type="simple" xlink:show="embed" xlink:actuate="onLoad"/><draw:image xlink:href="./ObjectReplacements/Object 13" xlink:type="simple" xlink:show="embed" xlink:actuate="onLoad"/></draw:frame></text:span><text:span text:style-name="T3">si </text:span><text:span text:style-name="T3"><draw:frame draw:style-name="fr1" draw:name="Objeto14" text:anchor-type="as-char" svg:y="-0.386cm" svg:width="3.26cm" svg:height="0.51cm" draw:z-index="13"><draw:object xlink:href="./Object 14" xlink:type="simple" xlink:show="embed" xlink:actuate="onLoad"/><draw:image xlink:href="./ObjectReplacements/Object 14" xlink:type="simple" xlink:show="embed" xlink:actuate="onLoad"/></draw:frame></text:span><text:span text:style-name="T3">, A es un subconjunto de B si para todo z, tal que z pertenece a A <text:s/>entonces z pertenece a B.</text:span></text:p></text:note-body></text:note>, el <text:span text:style-name="T1">conjunto potencia de C</text:span> esta contenido en C.</text:p>
      <text:p text:style-name="P4"/>
      <text:p text:style-name="P4">Pero <draw:frame draw:style-name="fr1" draw:name="Objeto15" text:anchor-type="as-char" svg:y="-0.437cm" svg:width="1.258cm" svg:height="0.527cm" draw:z-index="14"><draw:object xlink:href="./Object 15" xlink:type="simple" xlink:show="embed" xlink:actuate="onLoad"/><draw:image xlink:href="./ObjectReplacements/Object 15" xlink:type="simple" xlink:show="embed" xlink:actuate="onLoad"/><svg:desc>fórmula</svg:desc></draw:frame>implica que:</text:p>
      <text:p text:style-name="P4"/>
      <text:p text:style-name="P4"><draw:frame draw:style-name="fr1" draw:name="Objeto16" text:anchor-type="as-char" svg:y="-0.437cm" svg:width="1.995cm" svg:height="0.559cm" draw:z-index="15"><draw:object xlink:href="./Object 16" xlink:type="simple" xlink:show="embed" xlink:actuate="onLoad"/><draw:image xlink:href="./ObjectReplacements/Object 16" xlink:type="simple" xlink:show="embed" xlink:actuate="onLoad"/><svg:desc>fórmula</svg:desc></draw:frame>, el numero cardinal del conjunto potencia de C,<draw:frame draw:style-name="fr1" draw:name="Objeto17" text:anchor-type="as-char" svg:y="-0.437cm" svg:width="0.871cm" svg:height="0.55cm" draw:z-index="16"><draw:object xlink:href="./Object 17" xlink:type="simple" xlink:show="embed" xlink:actuate="onLoad"/><draw:image xlink:href="./ObjectReplacements/Object 17" xlink:type="simple" xlink:show="embed" xlink:actuate="onLoad"/></draw:frame>, es menor igual que el numero cardinal del conjunto C, <draw:frame draw:style-name="fr1" draw:name="Objeto18" text:anchor-type="as-char" svg:y="-0.386cm" svg:width="1.074cm" svg:height="0.51cm" draw:z-index="17"><draw:object xlink:href="./Object 18" xlink:type="simple" xlink:show="embed" xlink:actuate="onLoad"/><draw:image xlink:href="./ObjectReplacements/Object 18" xlink:type="simple" xlink:show="embed" xlink:actuate="onLoad"/><svg:desc>fórmula</svg:desc></draw:frame> .</text:p>
      <text:p text:style-name="P4"/>
      <text:p text:style-name="P4">Pero considerando el teorema de Cantor, optemos una contradicción:</text:p>
      <text:p text:style-name="P4"/>
      <text:p text:style-name="P4"><draw:frame draw:style-name="fr1" draw:name="Objeto19" text:anchor-type="as-char" svg:y="-0.437cm" svg:width="1.933cm" svg:height="0.559cm" draw:z-index="18"><draw:object xlink:href="./Object 19" xlink:type="simple" xlink:show="embed" xlink:actuate="onLoad"/><draw:image xlink:href="./ObjectReplacements/Object 19" xlink:type="simple" xlink:show="embed" xlink:actuate="onLoad"/><svg:desc>fórmula</svg:desc></draw:frame></text:p>
      <text:p text:style-name="P4"/>
      <text:p text:style-name="P1"/>
      <text:p text:style-name="P1">La paradoja de Russell</text:p>
      <text:p text:style-name="P1"/>
      <text:p text:style-name="P4">Pensemos en el conjunto cuyos elementos son todas las cucharillas del mundo, el propio conjunto no es una cucharilla por lo que este conjunto no es miembro de si mismo, es decir, un conjunto que no es miembro de si mismo (conjunto normal)<text:note text:id="ftn5" text:note-class="footnote"><text:note-citation>5</text:note-citation><text:note-body><text:p text:style-name="P7">“...<text:span text:style-name="T1">Por ejemplo, si consideran la clase de las cucharillas que hay en el mundo, dicha clase no es, a su vez, una cucharilla. O si reparan en los seres humanos que hay en el mundo, la clase de éstos en su conjunto <text:s/>no es, a su vez, un ser humano. Ustedes dirían, por lo regular, que no cabe esperar que una clase de cosas sea ella misma un miembro de dicha clase. Pero hay aparentes excepciones...” <text:s text:c="2"/></text:span></text:p></text:note-body></text:note>. </text:p>
      <text:p text:style-name="P4"><text:soft-page-break/></text:p>
      <text:p text:style-name="P4">Si consideramos el conjunto de todos los objetos matemáticos se tiene que el propio conjunto es un objeto matemático, y por tanto es elemento de sí mismo. O el conjunto de todas las cosas que no son cucharillas, el <text:note text:id="ftn6" text:note-class="footnote"><text:note-citation>6</text:note-citation><text:note-body><text:p text:style-name="P8">“...Ustedes dirían, por lo regular, que no cabe esperar que una clase de cosas sea ella misma un miembro de dicha clase. Pero hay aparentes excepciones. Si consideran ustedes, por ejemplo, todas las cosas del mundo que no son cucharillas y formasen con ellas una clase, concederían que, evidentemente, dicha clase es una cucharilla. Y así ocurre generalmente con las clases negativas. Y no sólo con las clases negativas, pues si ustedes juzgaran por un momento que las clases son cosas en el mismo sentido en que las cosas son tales, habrían de decir que, en este caso, la clase que constase de tas las cosas que hay en el mundo sería, a su vez, una cosa <text:s/>del mundo y, por lo tanto, un miembro de sí misma. En cualquier caso, habrán pensado ustedes que está claro que la clase que constase de todas las clases que hay en el mundo sería ella misma una clase. Creo que la mayor parte de la gente se sentiría inclinada a admitirlo y, con ello, tendrían por tanto ustedes el caso de una clase que es miembro de sí misma...” </text:p></text:note-body></text:note></text:p>
      <text:p text:style-name="P4"/>
      <text:p text:style-name="P4">En palabras de Russell:</text:p>
      <text:p text:style-name="P4"/>
      <text:p text:style-name="P6">“...Supongamos, primero, que es miembro de sí misma. En dicho caso, se tratará de una de aquellas clases que no son miembros de sí mimas; esto es, no será un miembro de sí misma. Supongamos, a continuación, que no es miembro de sí misma. En dicho caso, no se tratará de una de aquellas clases que no son miembros de si mismas; esto es, será un miembro de sí misma. Así pues, cada una de las dos hipótesis, que sea o no dicha clase miembro de sí misma, conduce a su contradictoria<text:note text:id="ftn7" text:note-class="footnote"><text:note-citation>7</text:note-citation><text:note-body><text:p text:style-name="P7">Dos proposiciones son contradictorias si una de ellas es la negación de la otra, esto es, si no pueden ser las dos a la vez verdaderas ni ser ambas, a la vez, falsas. Una de las proposición debe ser verdadera y otra falsa. Las proposiciones categóricas A (Todo S es P) y O (Algún S no es P) son contradictorias.</text:p></text:note-body></text:note>. Si se trata de un miembro de sí misma, no es miembro de sí misma; y si no se trata de un miembro de sí misma, es miembro de sí misma...”</text:p>
      <text:p text:style-name="P4"/>
      <text:p text:style-name="P6">C <text:span text:style-name="T3">es el conjunto de las cucharillas que están en todo el mundo:</text:span></text:p>
      <text:p text:style-name="P6"><text:span text:style-name="T3"><draw:frame draw:style-name="fr1" draw:name="Objeto2" text:anchor-type="as-char" svg:y="-0.377cm" svg:width="8.56cm" svg:height="0.492cm" draw:z-index="2"><draw:object xlink:href="./Object 2" xlink:type="simple" xlink:show="embed" xlink:actuate="onLoad"/><draw:image xlink:href="./ObjectReplacements/Object 2" xlink:type="simple" xlink:show="embed" xlink:actuate="onLoad"/></draw:frame></text:span> <text:s/></text:p>
      <text:p text:style-name="P4"/>
      <text:p text:style-name="P4"/>
      <text:p text:style-name="P4">Consideremos el conjunto <text:span text:style-name="T2">Z</text:span><text:span text:style-name="T3"> como el conjunto de todos los conjuntos que no son miembros de sí mismos y formulémoslo de la siguiente manera:</text:span></text:p>
      <text:p text:style-name="P5"/>
      <text:p text:style-name="P4"><draw:frame draw:style-name="fr1" draw:name="Objeto1" text:anchor-type="as-char" svg:y="-0.377cm" svg:width="2.6cm" svg:height="0.492cm" draw:z-index="0"><draw:object xlink:href="./Object 1" xlink:type="simple" xlink:show="embed" xlink:actuate="onLoad"/><draw:image xlink:href="./ObjectReplacements/Object 1" xlink:type="simple" xlink:show="embed" xlink:actuate="onLoad"/></draw:frame></text:p>
      <text:p text:style-name="P4">Nos preguntamos, ?<text:span text:style-name="T4">Z</text:span> es o no elemento de si mismo?:</text:p>
      <text:p text:style-name="P4"/>
      <text:p text:style-name="P4">En un primer caso, si <text:span text:style-name="T4">Z</text:span> no pertenece a <text:span text:style-name="T4">Z </text:span>(si <text:span text:style-name="T4">Z</text:span> no es uno de esos <text:span text:style-name="T4">X</text:span>), entonces, por definición de <text:span text:style-name="T4">Z</text:span>, <text:span text:style-name="T4">Z</text:span> pertenece a si misma.</text:p>
      <text:p text:style-name="P4"/>
      <text:p text:style-name="P4">En un segundo caso, si Z pertenece a Z (si Z es uno de esos X), entonces por la definición de Z, Z no pertenece a si misma.</text:p>
      <text:p text:style-name="P4"/>
      <text:p text:style-name="P4">En ambos cosos tenemos una contradicción.</text:p>
      <text:p text:style-name="P4"/>
      <text:p text:style-name="P4">La paradoja de Russell tiene un formulación vulgar, esta es: <text:span text:style-name="T1">En una aldea hay un barbero que afeita solamente a los hombres que no pueden afeitarse ellos mismos, ?al Barbero, quien lo afeita?. </text:span><text:span text:style-name="T3">Aunque </text:span><text:soft-page-break/><text:span text:style-name="T1">Russell</text:span><text:span text:style-name="T3"> considera esta formulación como no valida</text:span><text:span text:style-name="T3"><text:note text:id="ftn8" text:note-class="footnote"><text:note-citation>8</text:note-citation><text:note-body><text:p text:style-name="Footnote">La verdad y la falsedad se predican de proposiciones, nunca de argumentos. Y la validez e invalidez pertenecen a los argumentos deductivos no a las proposiciones. <text:s/></text:p></text:note-body></text:note></text:span><text:span text:style-name="T3">:</text:span></text:p>
      <text:p text:style-name="P5"/>
      <text:p text:style-name="P4"><text:span text:style-name="T3">“</text:span><text:span text:style-name="T1">...En una ocasión me fue sugerida una formulación que no era válida; a saber, la cuestión de si el barbero se afeita o no a si mismo. Ustedes pueden definir al barbero como “alguien que afeita a todos aquellos, y sólo aquellos, que no se afeitan a sí mismos”. La pregunta ahora es: ?se afeita el barbero a sí mismo? Así formulada, la contradicción no es muy difícil de resolver.</text:span></text:p>
      <text:p text:style-name="P4"/>
      <text:p text:style-name="P4"/>
      <text:p text:style-name="P4">Bibliografía</text:p>
      <text:p text:style-name="P4"/>
      <text:p text:style-name="P4">http://thales.cica.es/rd/Recursos/rd97/Biografias/17-1-b-paradoja.html</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6-09T14:29:46</meta:creation-date>
    <dc:date>2013-06-09T21:50:17</dc:date>
    <dc:creator>omerta </dc:creator>
    <meta:editing-duration>PT5H45M3S</meta:editing-duration>
    <meta:editing-cycles>31</meta:editing-cycles>
    <meta:generator>LibreOffice/3.5$Linux_X86_64 LibreOffice_project/350m1$Build-2</meta:generator>
    <meta:document-statistic meta:table-count="0" meta:image-count="0" meta:object-count="19" meta:page-count="3" meta:paragraph-count="38" meta:word-count="1132" meta:character-count="6173" meta:non-whitespace-character-count="5057"/>
  </office:meta>
</office:document-meta>
</file>

<file path=Object 1/content.xml><?xml version="1.0" encoding="utf-8"?>
<math xmlns="http://www.w3.org/1998/Math/MathML">
  <semantics>
    <mrow>
      <mrow>
        <mi>Z</mi>
        <mo stretchy="false">=</mo>
        <mrow>
          <mo stretchy="false">{</mo>
          <mrow>
            <mrow>
              <mrow>
                <mi>X</mi>
                <mo stretchy="false">∣</mo>
                <mi>X</mi>
              </mrow>
              <mo stretchy="false">∉</mo>
              <mi>X</mi>
            </mrow>
          </mrow>
          <mo stretchy="false">}</mo>
        </mrow>
      </mrow>
    </mrow>
    <annotation encoding="StarMath 5.0">Z = lbrace { X divides X %noelement X } rbrace</annotation>
  </semantics>
</math>
</file>

<file path=Object 10/content.xml><?xml version="1.0" encoding="utf-8"?>
<math xmlns="http://www.w3.org/1998/Math/MathML">
  <semantics>
    <mrow>
      <mrow>
        <mi>T</mi>
        <mo stretchy="false">=</mo>
        <mrow>
          <mo stretchy="false">{</mo>
          <mrow>
            <mn>4,7</mn>
            <mn>,8</mn>
          </mrow>
          <mo stretchy="false">}</mo>
        </mrow>
      </mrow>
    </mrow>
    <annotation encoding="StarMath 5.0">T = lbrace 4,7,8 rbrace </annotation>
  </semantics>
</math>
</file>

<file path=Object 11/content.xml><?xml version="1.0" encoding="utf-8"?>
<math xmlns="http://www.w3.org/1998/Math/MathML">
  <semantics>
    <mrow>
      <mrow>
        <msup>
          <mn>2</mn>
          <mi>T</mi>
        </msup>
        <mo stretchy="false">=</mo>
        <mrow>
          <mo stretchy="false">{</mo>
          <mrow>
            <mrow>
              <mo stretchy="false">{</mo>
              <mrow>
                <mn>4,7</mn>
              </mrow>
              <mo stretchy="false">}</mo>
            </mrow>
            <mi>,</mi>
            <mrow>
              <mo stretchy="false">{</mo>
              <mrow>
                <mn>4,8</mn>
              </mrow>
              <mo stretchy="false">}</mo>
            </mrow>
            <mi>,</mi>
            <mrow>
              <mo stretchy="false">{</mo>
              <mrow>
                <mn>7,8</mn>
              </mrow>
              <mo stretchy="false">}</mo>
            </mrow>
            <mi>,</mi>
            <mrow>
              <mo stretchy="false">{</mo>
              <mrow>
                <mn>4</mn>
              </mrow>
              <mo stretchy="false">}</mo>
            </mrow>
            <mi>,</mi>
            <mrow>
              <mo stretchy="false">{</mo>
              <mrow>
                <mn>7</mn>
              </mrow>
              <mo stretchy="false">}</mo>
            </mrow>
            <mi>,</mi>
            <mrow>
              <mo stretchy="false">{</mo>
              <mrow>
                <mn>8</mn>
              </mrow>
              <mo stretchy="false">}</mo>
            </mrow>
            <mi>,</mi>
            <mo stretchy="false">∅</mo>
          </mrow>
          <mo stretchy="false">}</mo>
        </mrow>
      </mrow>
    </mrow>
    <annotation encoding="StarMath 5.0">2^T = lbrace lbrace 4,7 rbrace,lbrace 4,8 rbrace,lbrace 7,8 rbrace,lbrace 4 rbrace,lbrace 7 rbrace,lbrace 8 rbrace, emptyset rbrace</annotation>
  </semantics>
</math>
</file>

<file path=Object 12/content.xml><?xml version="1.0" encoding="utf-8"?>
<math xmlns="http://www.w3.org/1998/Math/MathML">
  <semantics>
    <mrow>
      <mo stretchy="false">∅</mo>
    </mrow>
    <annotation encoding="StarMath 5.0">emptyset</annotation>
  </semantics>
</math>
</file>

<file path=Object 13/content.xml><?xml version="1.0" encoding="utf-8"?>
<math xmlns="http://www.w3.org/1998/Math/MathML">
  <semantics>
    <mrow>
      <mrow>
        <mi>A</mi>
        <mo stretchy="false">⊆</mo>
        <mi>B</mi>
      </mrow>
    </mrow>
    <annotation encoding="StarMath 5.0">A subseteq B </annotation>
  </semantics>
</math>
</file>

<file path=Object 14/content.xml><?xml version="1.0" encoding="utf-8"?>
<math xmlns="http://www.w3.org/1998/Math/MathML">
  <semantics>
    <mrow>
      <mo stretchy="false">∀</mo>
      <mi>z</mi>
      <mrow>
        <mo stretchy="false">(</mo>
        <mrow>
          <mrow>
            <mrow>
              <mrow>
                <mi>z</mi>
                <mo stretchy="false">∈</mo>
                <mi>A</mi>
              </mrow>
              <mo stretchy="false">→</mo>
              <mi>z</mi>
            </mrow>
            <mo stretchy="false">∈</mo>
            <mi>B</mi>
          </mrow>
        </mrow>
        <mo stretchy="false">)</mo>
      </mrow>
    </mrow>
    <annotation encoding="StarMath 5.0">forall z (z in A toward z in B ) </annotation>
  </semantics>
</math>
</file>

<file path=Object 15/content.xml><?xml version="1.0" encoding="utf-8"?>
<math xmlns="http://www.w3.org/1998/Math/MathML">
  <semantics>
    <mrow>
      <mrow>
        <msup>
          <mn>2</mn>
          <mrow>
            <mi>C</mi>
          </mrow>
        </msup>
        <mo stretchy="false">⊂</mo>
        <mi>C</mi>
      </mrow>
    </mrow>
    <annotation encoding="StarMath 5.0">2^{C} subset C</annotation>
  </semantics>
</math>
</file>

<file path=Object 16/content.xml><?xml version="1.0" encoding="utf-8"?>
<math xmlns="http://www.w3.org/1998/Math/MathML">
  <semantics>
    <mrow>
      <mrow>
        <mrow>
          <mo stretchy="false">∣</mo>
          <mrow>
            <msup>
              <mn>2</mn>
              <mrow>
                <mi>C</mi>
              </mrow>
            </msup>
          </mrow>
          <mo stretchy="false">∣</mo>
        </mrow>
        <mo stretchy="false">≤</mo>
        <mrow>
          <mo stretchy="false">∣</mo>
          <mrow>
            <mrow>
              <mo stretchy="false">(</mo>
              <mrow>
                <mi>C</mi>
              </mrow>
              <mo stretchy="false">)</mo>
            </mrow>
          </mrow>
          <mo stretchy="false">∣</mo>
        </mrow>
      </mrow>
    </mrow>
    <annotation encoding="StarMath 5.0">lline 2^{C} rline &lt;= lline (C) rline</annotation>
  </semantics>
</math>
</file>

<file path=Object 17/content.xml><?xml version="1.0" encoding="utf-8"?>
<math xmlns="http://www.w3.org/1998/Math/MathML">
  <semantics>
    <mrow>
      <mrow>
        <mo stretchy="false">∣</mo>
        <mrow>
          <msup>
            <mn>2</mn>
            <mrow>
              <mi>C</mi>
            </mrow>
          </msup>
        </mrow>
        <mo stretchy="false">∣</mo>
      </mrow>
    </mrow>
    <annotation encoding="StarMath 5.0">lline 2^{C} rline</annotation>
  </semantics>
</math>
</file>

<file path=Object 18/content.xml><?xml version="1.0" encoding="utf-8"?>
<math xmlns="http://www.w3.org/1998/Math/MathML">
  <semantics>
    <mrow>
      <mrow>
        <mo stretchy="false">∣</mo>
        <mrow>
          <mrow>
            <mo stretchy="false">(</mo>
            <mrow>
              <mi>C</mi>
            </mrow>
            <mo stretchy="false">)</mo>
          </mrow>
        </mrow>
        <mo stretchy="false">∣</mo>
      </mrow>
    </mrow>
    <annotation encoding="StarMath 5.0">lline (C) rline</annotation>
  </semantics>
</math>
</file>

<file path=Object 19/content.xml><?xml version="1.0" encoding="utf-8"?>
<math xmlns="http://www.w3.org/1998/Math/MathML">
  <semantics>
    <mrow>
      <mrow>
        <mrow>
          <mo stretchy="false">∣</mo>
          <mrow>
            <mrow>
              <mo stretchy="false">(</mo>
              <mrow>
                <mi>C</mi>
              </mrow>
              <mo stretchy="false">)</mo>
            </mrow>
          </mrow>
          <mo stretchy="false">∣</mo>
        </mrow>
        <mo stretchy="false">&lt;</mo>
        <mrow>
          <mo stretchy="false">∣</mo>
          <mrow>
            <msup>
              <mn>2</mn>
              <mrow>
                <mi>C</mi>
              </mrow>
            </msup>
          </mrow>
          <mo stretchy="false">∣</mo>
        </mrow>
      </mrow>
    </mrow>
    <annotation encoding="StarMath 5.0">lline (C) rline &lt; lline 2^{C} rline</annotation>
  </semantics>
</math>
</file>

<file path=Object 2/content.xml><?xml version="1.0" encoding="utf-8"?>
<math xmlns="http://www.w3.org/1998/Math/MathML">
  <semantics>
    <mrow>
      <mrow>
        <mi>C</mi>
        <mo stretchy="false">=</mo>
        <mrow>
          <mo stretchy="false">{</mo>
          <mrow>
            <mi mathvariant="italic">de</mi>
            <mi mathvariant="italic">las</mi>
            <mi mathvariant="italic">cucharillas</mi>
            <mi mathvariant="italic">que</mi>
            <mi mathvariant="italic">están</mi>
            <mi mathvariant="italic">en</mi>
            <mi mathvariant="italic">todo</mi>
            <mi mathvariant="italic">el</mi>
            <mi mathvariant="italic">mundo</mi>
          </mrow>
          <mo stretchy="false">}</mo>
        </mrow>
      </mrow>
    </mrow>
    <annotation encoding="StarMath 5.0">C = lbrace de las cucharillas que están en todo el mundo rbrace </annotation>
  </semantics>
</math>
</file>

<file path=Object 3/content.xml><?xml version="1.0" encoding="utf-8"?>
<math xmlns="http://www.w3.org/1998/Math/MathML">
  <semantics>
    <mrow>
      <mrow>
        <msup>
          <mn>2</mn>
          <mrow>
            <mi>C</mi>
          </mrow>
        </msup>
        <mo stretchy="false">⊂</mo>
        <mi>C</mi>
      </mrow>
    </mrow>
    <annotation encoding="StarMath 5.0">2^{C} subset C</annotation>
  </semantics>
</math>
</file>

<file path=Object 4/content.xml><?xml version="1.0" encoding="utf-8"?>
<math xmlns="http://www.w3.org/1998/Math/MathML">
  <semantics>
    <mrow>
      <mrow>
        <mi>x</mi>
        <mo stretchy="false">∈</mo>
        <mi>A</mi>
      </mrow>
    </mrow>
    <annotation encoding="StarMath 5.0">x in A</annotation>
  </semantics>
</math>
</file>

<file path=Object 5/content.xml><?xml version="1.0" encoding="utf-8"?>
<math xmlns="http://www.w3.org/1998/Math/MathML">
  <semantics>
    <mrow>
      <mrow>
        <mi>x</mi>
        <mo stretchy="false">∈</mo>
        <mi>B</mi>
      </mrow>
    </mrow>
    <annotation encoding="StarMath 5.0">x in B</annotation>
  </semantics>
</math>
</file>

<file path=Object 6/content.xml><?xml version="1.0" encoding="utf-8"?>
<math xmlns="http://www.w3.org/1998/Math/MathML">
  <semantics>
    <mrow>
      <mrow>
        <mi>A</mi>
        <mo stretchy="false">⊂</mo>
        <mi>B</mi>
      </mrow>
    </mrow>
    <annotation encoding="StarMath 5.0">A subset B </annotation>
  </semantics>
</math>
</file>

<file path=Object 7/content.xml><?xml version="1.0" encoding="utf-8"?>
<math xmlns="http://www.w3.org/1998/Math/MathML">
  <semantics>
    <mrow>
      <msup>
        <mn>2</mn>
        <mi>S</mi>
      </msup>
    </mrow>
    <annotation encoding="StarMath 5.0">2^S</annotation>
  </semantics>
</math>
</file>

<file path=Object 8/content.xml><?xml version="1.0" encoding="utf-8"?>
<math xmlns="http://www.w3.org/1998/Math/MathML">
  <semantics>
    <mrow>
      <mrow>
        <mi>M</mi>
        <mo stretchy="false">=</mo>
        <mrow>
          <mo stretchy="false">{</mo>
          <mrow>
            <mi>a</mi>
            <mi>,</mi>
            <mi>b</mi>
          </mrow>
          <mo stretchy="false">}</mo>
        </mrow>
      </mrow>
    </mrow>
    <annotation encoding="StarMath 5.0">M = lbrace a,b rbrace </annotation>
  </semantics>
</math>
</file>

<file path=Object 9/content.xml><?xml version="1.0" encoding="utf-8"?>
<math xmlns="http://www.w3.org/1998/Math/MathML">
  <semantics>
    <mrow>
      <mrow>
        <msup>
          <mn>2</mn>
          <mi>M</mi>
        </msup>
        <mo stretchy="false">=</mo>
        <mrow>
          <mo stretchy="false">{</mo>
          <mrow>
            <mrow>
              <mo stretchy="false">{</mo>
              <mrow>
                <mi>a</mi>
                <mi>,</mi>
                <mi>b</mi>
              </mrow>
              <mo stretchy="false">}</mo>
            </mrow>
            <mi>,</mi>
            <mrow>
              <mo stretchy="false">{</mo>
              <mrow>
                <mi>a</mi>
              </mrow>
              <mo stretchy="false">}</mo>
            </mrow>
            <mi>,</mi>
            <mrow>
              <mo stretchy="false">{</mo>
              <mrow>
                <mi>b</mi>
              </mrow>
              <mo stretchy="false">}</mo>
            </mrow>
            <mi>,</mi>
            <mo stretchy="false">∅</mo>
          </mrow>
          <mo stretchy="false">}</mo>
        </mrow>
      </mrow>
    </mrow>
    <annotation encoding="StarMath 5.0">2^M = lbrace lbrace a,b rbrace,lbrace a rbrace,lbrace b rbrace, emptyset rbrace</annotation>
  </semantics>
</math>
</file>